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svg:stroke-color="#ff0000" draw:marker-start="Arrowheads_20_1" draw:marker-end="Arrowheads_20_1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ff0000" draw:marker-start="Arrowheads_20_1" draw:marker-end="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color="#ff0000" draw:marker-start="Arrowheads_20_1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svg:stroke-color="#ff0000" draw:marker-end="Arrowheads_20_1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0000ff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ff0000" fo:font-size="13pt" style:font-size-asian="13pt" style:font-size-complex="13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1.4cm" svg:x="23cm" svg:y="0.8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9.199cm" svg:height="25.999cm" draw:transform="rotate (-1.5707963267949) translate (27.4cm 0.399999999999969cm)" svg:viewBox="0 0 19200 26000" draw:points="200,26000 19200,26000 19200,0 0,0 0,26000">
          <text:p/>
        </draw:polygon>
        <draw:frame draw:style-name="gr3" draw:text-style-name="P2" draw:layer="layout" svg:width="0.845cm" svg:height="0.878cm" svg:x="0.509cm" svg:y="0.4cm">
          <draw:text-box>
            <text:p text:style-name="P2">T</text:p>
          </draw:text-box>
        </draw:frame>
        <draw:frame draw:style-name="gr3" draw:text-style-name="P2" draw:layer="layout" svg:width="6.835cm" svg:height="1.064cm" svg:x="10.7cm" svg:y="19.629cm">
          <draw:text-box>
            <text:p text:style-name="P2">X<text:span text:style-name="T1"> </text:span>(mass fraction of NH<text:span text:style-name="T1">3</text:span>)</text:p>
          </draw:text-box>
        </draw:frame>
        <draw:frame draw:style-name="gr3" draw:text-style-name="P3" draw:layer="layout" svg:width="1.095cm" svg:height="0.725cm" svg:x="1cm" svg:y="19.7cm">
          <draw:text-box>
            <text:p text:style-name="P3">0.0</text:p>
          </draw:text-box>
        </draw:frame>
        <draw:frame draw:style-name="gr3" draw:text-style-name="P3" draw:layer="layout" svg:width="1.095cm" svg:height="0.725cm" svg:x="26.7cm" svg:y="19.675cm">
          <draw:text-box>
            <text:p text:style-name="P3">1.0</text:p>
          </draw:text-box>
        </draw:frame>
        <draw:frame draw:style-name="gr3" draw:text-style-name="P4" draw:layer="layout" svg:width="3.148cm" svg:height="1.199cm" svg:x="24.052cm" svg:y="0.801cm">
          <draw:text-box>
            <text:p text:style-name="P4">Sat. Liq. Line</text:p>
            <text:p text:style-name="P4">Sat. Vap. Line</text:p>
          </draw:text-box>
        </draw:frame>
        <draw:line draw:style-name="gr4" draw:text-style-name="P1" draw:layer="layout" svg:x1="23.252cm" svg:y1="1.2cm" svg:x2="24.052cm" svg:y2="1.2cm">
          <text:p/>
        </draw:line>
        <draw:line draw:style-name="gr5" draw:text-style-name="P1" draw:layer="layout" svg:x1="23.2cm" svg:y1="1.6cm" svg:x2="24cm" svg:y2="1.6cm">
          <text:p/>
        </draw:line>
        <draw:line draw:style-name="gr6" draw:text-style-name="P1" draw:layer="layout" svg:x1="7.6cm" svg:y1="19.6cm" svg:x2="7.6cm" svg:y2="11cm">
          <text:p/>
        </draw:line>
        <draw:line draw:style-name="gr7" draw:text-style-name="P1" draw:layer="layout" svg:x1="7.6cm" svg:y1="13.1cm" svg:x2="22.9cm" svg:y2="13.1cm">
          <text:p/>
        </draw:line>
        <draw:line draw:style-name="gr6" draw:text-style-name="P1" draw:layer="layout" svg:x1="22.9cm" svg:y1="11.001cm" svg:x2="22.9cm" svg:y2="19.4cm">
          <text:p/>
        </draw:line>
        <draw:frame draw:style-name="gr3" draw:text-style-name="P5" draw:layer="layout" svg:width="3.389cm" svg:height="0.968cm" svg:x="1.3cm" svg:y="2.3cm">
          <draw:text-box>
            <text:p text:style-name="P5">Vapour at P<text:span text:style-name="T1">2</text:span></text:p>
          </draw:text-box>
        </draw:frame>
        <draw:frame draw:style-name="gr3" draw:text-style-name="P5" draw:layer="layout" svg:width="3.389cm" svg:height="0.968cm" svg:x="6.6cm" svg:y="6.8cm">
          <draw:text-box>
            <text:p text:style-name="P5">Vapour at P<text:span text:style-name="T1">1</text:span></text:p>
          </draw:text-box>
        </draw:frame>
        <draw:frame draw:style-name="gr3" draw:text-style-name="P5" draw:layer="layout" svg:width="3.195cm" svg:height="0.968cm" draw:transform="rotate (-0.960803753222878) translate (2.008cm 8.407cm)">
          <draw:text-box>
            <text:p text:style-name="P5">Liquid at P<text:span text:style-name="T1">1</text:span></text:p>
          </draw:text-box>
        </draw:frame>
        <draw:frame draw:style-name="gr3" draw:text-style-name="P5" draw:layer="layout" svg:width="3.195cm" svg:height="0.968cm" draw:transform="rotate (-0.721170046924057) translate (3.441cm 6.933cm)">
          <draw:text-box>
            <text:p text:style-name="P5">Liquid at P<text:span text:style-name="T1">2</text:span></text:p>
          </draw:text-box>
        </draw:frame>
        <draw:line draw:style-name="gr8" draw:text-style-name="P1" draw:layer="layout" svg:x1="1.6cm" svg:y1="4.9cm" svg:x2="11cm" svg:y2="4.963cm">
          <text:p/>
        </draw:line>
        <draw:frame draw:style-name="gr3" draw:text-style-name="P6" draw:layer="layout" svg:width="0.731cm" svg:height="0.763cm" svg:x="1.669cm" svg:y="4.2cm">
          <draw:text-box>
            <text:p text:style-name="P6">c</text:p>
          </draw:text-box>
        </draw:frame>
        <draw:frame draw:style-name="gr3" draw:text-style-name="P6" draw:layer="layout" svg:width="0.756cm" svg:height="0.763cm" svg:x="10.8cm" svg:y="4.2cm">
          <draw:text-box>
            <text:p text:style-name="P6">2</text:p>
          </draw:text-box>
        </draw:frame>
        <draw:frame draw:style-name="gr3" draw:text-style-name="P6" draw:layer="layout" svg:width="0.756cm" svg:height="0.763cm" svg:x="7cm" svg:y="13cm">
          <draw:text-box>
            <text:p text:style-name="P6">a</text:p>
          </draw:text-box>
        </draw:frame>
        <draw:frame draw:style-name="gr3" draw:text-style-name="P6" draw:layer="layout" svg:width="0.904cm" svg:height="0.914cm" svg:x="6.844cm" svg:y="9.6cm">
          <draw:text-box>
            <text:p text:style-name="P6">b<text:span text:style-name="T1">1</text:span></text:p>
          </draw:text-box>
        </draw:frame>
        <draw:frame draw:style-name="gr3" draw:text-style-name="P6" draw:layer="layout" svg:width="0.904cm" svg:height="0.914cm" svg:x="22.6cm" svg:y="10.286cm">
          <draw:text-box>
            <text:p text:style-name="P6">b<text:span text:style-name="T1">2</text:span></text:p>
          </draw:text-box>
        </draw:frame>
        <draw:line draw:style-name="gr9" draw:text-style-name="P1" draw:layer="layout" svg:x1="7.6cm" svg:y1="11cm" svg:x2="19.2cm" svg:y2="11cm">
          <text:p/>
        </draw:line>
        <draw:frame draw:style-name="gr3" draw:text-style-name="P6" draw:layer="layout" svg:width="0.904cm" svg:height="0.914cm" svg:x="23.096cm" svg:y="12.486cm">
          <draw:text-box>
            <text:p text:style-name="P6">a<text:span text:style-name="T1">1</text:span></text:p>
          </draw:text-box>
        </draw:frame>
        <draw:path draw:style-name="gr4" draw:text-style-name="P1" draw:layer="layout" svg:width="13.047cm" svg:height="24.451cm" draw:transform="skewX (-2.33518205765566E-017) rotate (-1.43431157928894) translate (25.6246272655082cm 3.27302376339089cm)" svg:viewBox="0 0 13048 24452" svg:d="m0 24452c10296 1 13048-24452 13048-24452">
          <text:p/>
        </draw:path>
        <draw:path draw:style-name="gr4" draw:text-style-name="P1" draw:layer="layout" svg:width="12.79cm" svg:height="24.876cm" draw:transform="skewX (-0.00139626340159543) rotate (-1.47340695453361) translate (26.1562376986552cm 0.846453062688736cm)" svg:viewBox="0 0 12791 24877" svg:d="m0 24877c12351 1 12791-24877 12791-24877">
          <text:p/>
        </draw:path>
        <draw:path draw:style-name="gr5" draw:text-style-name="P1" draw:layer="layout" svg:width="21.095cm" svg:height="18.387cm" draw:transform="rotate (0.336150413934108) translate (1.41899999671844cm 3.29999999060832cm)" svg:viewBox="0 0 21096 18388" svg:d="m0 0c6971 0 21096 18388 21096 18388">
          <text:p/>
        </draw:path>
        <draw:path draw:style-name="gr5" draw:text-style-name="P1" draw:layer="layout" svg:width="20.654cm" svg:height="18.456cm" draw:transform="skewX (-3.90863621339817E-017) rotate (0.375071256253581) translate (1.418999998631cm 6.59999999652281cm)" svg:viewBox="0 0 20655 18457" svg:d="m0 0c9007 0 20655 18457 20655 18457">
          <text:p/>
        </draw:path>
        <draw:line draw:style-name="gr10" draw:text-style-name="P1" draw:layer="layout" svg:x1="7.6cm" svg:y1="13.2cm" svg:x2="7.6cm" svg:y2="11cm">
          <text:p/>
        </draw:line>
        <draw:line draw:style-name="gr11" draw:text-style-name="P1" draw:layer="layout" svg:x1="19.2cm" svg:y1="11cm" svg:x2="22.9cm" svg:y2="11.001cm">
          <text:p/>
        </draw:line>
        <draw:frame draw:style-name="gr12" draw:layer="layout" svg:width="6.24cm" svg:height="1.195cm" svg:x="21cm" svg:y="2.405cm">
          <draw:text-box>
            <text:p>X=m<text:span text:style-name="T1">NH3</text:span>(m<text:span text:style-name="T1">NH3</text:span>+m<text:span text:style-name="T1">H2O</text:span>)<text:span text:style-name="T2">-1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22T17:37:57</meta:creation-date>
    <dc:date>2013-04-22T20:34:10</dc:date>
    <dc:creator>Jefferson Gomes</dc:creator>
    <meta:editing-duration>PT2H40M22S</meta:editing-duration>
    <meta:editing-cycles>8</meta:editing-cycles>
    <meta:generator>LibreOffice/3.5$Linux_X86_64 LibreOffice_project/350m1$Build-2</meta:generator>
    <meta:document-statistic meta:object-count="54"/>
  </office:meta>
</office:document-meta>
</file>